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officeooo:paragraph-rsid="000e3dcb"/>
    </style:style>
    <style:style style:name="P4" style:family="paragraph" style:parent-style-name="Standard">
      <style:text-properties officeooo:rsid="000e3dcb" officeooo:paragraph-rsid="000e3dc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3d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0_1766743065"/><text:span text:style-name="T2">Sistem komputer </text:span>adalah sebuah kesatuan yang terdiri dari berbagai komponen yang saling bekerja sama untuk memproses data dan menghasilkan informasi. Komponen-komponen ini dibagi menjadi tiga elemen utama, yaitu perangkat keras (<text:span text:style-name="T1">hardware</text:span>), perangkat lunak (<text:span text:style-name="T1">software</text:span>), dan pengguna (<text:span text:style-name="T1">brainware</text:span>).</text:p>
      <text:p text:style-name="Standard"/>
      <text:p text:style-name="Standard">Perangkat Keras (Hardware): Bagian fisik yang bisa dilihat dan dipegang</text:p>
      <text:p text:style-name="Standard">Perangkat Lunak (Software): Program atau instruksi digital yang memberi perintah</text:p>
      <text:p text:style-name="Standard">Pengguna (Brainware): Orang yang menggunakan dan mengoperasikan komputer.</text:p>
      <text:p text:style-name="Standard"/>
      <text:p text:style-name="P1">Peran Utama OS <text:span text:style-name="T3">(SISTEM OPERASI)</text:span></text:p>
      <text:p text:style-name="P1"/>
      <text:p text:style-name="P2">Peran Utama OS:</text:p>
      <text:p text:style-name="P2">1. Jembatan Antar Komponen: OS menjadi penerjemah antara perintah pengguna (misalnya, klik</text:p>
      <text:p text:style-name="P2">mouse) dan tindakan yang dilakukan hardware (misalnya, membuka program).</text:p>
      <text:p text:style-name="P2">2. Manajemen Sumber Daya: OS memastikan setiap program mendapat bagian dari CPU dan</text:p>
      <text:p text:style-name="P2">RAM yang cukup, sehingga tidak ada yang macet.</text:p>
      <text:p text:style-name="P2">3. Antarmuka Pengguna (User Interface): OS menyediakan "wajah" komputer.</text:p>
      <text:p text:style-name="P2">GUI (Graphical User Interface): Tampilan visual yang mudah digunakan (ikon, menu,</text:p>
      <text:p text:style-name="P2">jendela).</text:p>
      <text:p text:style-name="P2">CLI (Command Line Interface): Tampilan berbasis teks yang membutuhkan perintah.</text:p>
      <text:p text:style-name="Standard"/>
      <text:p text:style-name="P3"><text:span text:style-name="T3">Tugas.</text:span></text:p>
      <text:p text:style-name="P3"/>
      <text:p text:style-name="P4">Identifikasi Handphone yang kalian miliki hardware dan softwarenya</text:p>
      <text:p text:style-name="P4">informasikan Versi sistem operasinya ?</text:p>
      <text:p text:style-name="P4"><text:s/>Tulis di buku catatan dan fotokan kirim ke grup</text:p>
      <text:p text:style-name="P4"><text:bookmark-end text:name="__DdeLink__0_176674306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09:40:19.056110969</meta:creation-date>
    <dc:date>2025-08-20T10:46:19.268562669</dc:date>
    <meta:editing-duration>PT54M54S</meta:editing-duration>
    <meta:editing-cycles>1</meta:editing-cycles>
    <meta:document-statistic meta:table-count="0" meta:image-count="0" meta:object-count="0" meta:page-count="1" meta:paragraph-count="18" meta:word-count="169" meta:character-count="1252" meta:non-whitespace-character-count="1100"/>
    <meta:generator>LibreOffice/24.2.7.2$Linux_X86_64 LibreOffice_project/420$Build-2</meta:generator>
  </office:meta>
</office:document-meta>
</file>